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3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19">
      <style:table-cell-properties fo:border="thin solid #000000"/>
    </style:style>
    <style:style style:name="ce6" style:family="table-cell" style:parent-style-name="Euro" style:data-style-name="N36">
      <style:table-cell-properties fo:border="thin solid #000000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SECTOR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FECHA</text:p>
          </table:table-cell>
          <table:table-cell office:value-type="string" table:style-name="ce3">
            <text:p>PAIS</text:p>
          </table:table-cell>
          <table:table-cell office:value-type="string" table:style-name="ce2">
            <text:p>PRECIO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Tubos</text:p>
          </table:table-cell>
          <table:table-cell office:value-type="date" office:date-value="1997-03-04T00:00:00" table:style-name="ce5">
            <text:p>4/3/1997</text:p>
          </table:table-cell>
          <table:table-cell office:value-type="string" table:style-name="ce5">
            <text:p>China</text:p>
          </table:table-cell>
          <table:table-cell office:value-type="float" office:value="140.35435673674468" table:style-name="ce6">
            <text:p><text:s/>140,35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Plato Decorativo</text:p>
          </table:table-cell>
          <table:table-cell office:value-type="date" office:date-value="1997-06-07T00:00:00" table:style-name="ce5">
            <text:p>7/6/1997</text:p>
          </table:table-cell>
          <table:table-cell office:value-type="string" table:style-name="ce5">
            <text:p>China</text:p>
          </table:table-cell>
          <table:table-cell office:value-type="float" office:value="45.07590782878367" table:style-name="ce6">
            <text:p><text:s/>45,08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Juego de te</text:p>
          </table:table-cell>
          <table:table-cell office:value-type="date" office:date-value="1997-01-15T00:00:00" table:style-name="ce5">
            <text:p>15/1/1997</text:p>
          </table:table-cell>
          <table:table-cell office:value-type="string" table:style-name="ce5">
            <text:p>China</text:p>
          </table:table-cell>
          <table:table-cell office:value-type="float" office:value="36.060726263026936" table:style-name="ce6">
            <text:p><text:s/>36,06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Cenicero</text:p>
          </table:table-cell>
          <table:table-cell office:value-type="date" office:date-value="1997-07-02T00:00:00" table:style-name="ce5">
            <text:p>2/7/1997</text:p>
          </table:table-cell>
          <table:table-cell office:value-type="string" table:style-name="ce5">
            <text:p>Japón</text:p>
          </table:table-cell>
          <table:table-cell office:value-type="float" office:value="16.45571141802796" table:style-name="ce6">
            <text:p><text:s/>16,46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Maceta</text:p>
          </table:table-cell>
          <table:table-cell office:value-type="date" office:date-value="1997-02-23T00:00:00" table:style-name="ce5">
            <text:p>23/2/1997</text:p>
          </table:table-cell>
          <table:table-cell office:value-type="string" table:style-name="ce5">
            <text:p>España</text:p>
          </table:table-cell>
          <table:table-cell office:value-type="float" office:value="24.202757443534914" table:style-name="ce6">
            <text:p><text:s/>24,2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Jarra china</text:p>
          </table:table-cell>
          <table:table-cell office:value-type="date" office:date-value="1997-09-02T00:00:00" table:style-name="ce5">
            <text:p>2/9/1997</text:p>
          </table:table-cell>
          <table:table-cell office:value-type="string" table:style-name="ce5">
            <text:p>China</text:p>
          </table:table-cell>
          <table:table-cell office:value-type="float" office:value="106.47530441263088" table:style-name="ce6">
            <text:p><text:s/>106,48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Tarje Caballero</text:p>
          </table:table-cell>
          <table:table-cell office:value-type="date" office:date-value="1997-03-11T00:00:00" table:style-name="ce5">
            <text:p>11/3/1997</text:p>
          </table:table-cell>
          <table:table-cell office:value-type="string" table:style-name="ce5">
            <text:p>Italia</text:p>
          </table:table-cell>
          <table:table-cell office:value-type="float" office:value="237.14735614775282" table:style-name="ce6">
            <text:p><text:s/>237,15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Pantalón Señora</text:p>
          </table:table-cell>
          <table:table-cell office:value-type="date" office:date-value="1997-05-01T00:00:00" table:style-name="ce5">
            <text:p>1/5/1997</text:p>
          </table:table-cell>
          <table:table-cell office:value-type="string" table:style-name="ce5">
            <text:p>Marruecos</text:p>
          </table:table-cell>
          <table:table-cell office:value-type="float" office:value="145.19250417703412" table:style-name="ce6">
            <text:p><text:s/>145,19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Camisa Caballero</text:p>
          </table:table-cell>
          <table:table-cell office:value-type="date" office:date-value="1997-08-11T00:00:00" table:style-name="ce5">
            <text:p>11/8/1997</text:p>
          </table:table-cell>
          <table:table-cell office:value-type="string" table:style-name="ce5">
            <text:p>España</text:p>
          </table:table-cell>
          <table:table-cell office:value-type="float" office:value="55.94220667604246" table:style-name="ce6">
            <text:p><text:s/>55,94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Blusa Sra.</text:p>
          </table:table-cell>
          <table:table-cell office:value-type="date" office:date-value="1997-03-18T00:00:00" table:style-name="ce5">
            <text:p>18/3/1997</text:p>
          </table:table-cell>
          <table:table-cell office:value-type="string" table:style-name="ce5">
            <text:p>China</text:p>
          </table:table-cell>
          <table:table-cell office:value-type="float" office:value="84.213816066255575" table:style-name="ce6">
            <text:p><text:s/>84,21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Cazadora piel</text:p>
          </table:table-cell>
          <table:table-cell office:value-type="date" office:date-value="1997-07-10T00:00:00" table:style-name="ce5">
            <text:p>10/7/1997</text:p>
          </table:table-cell>
          <table:table-cell office:value-type="string" table:style-name="ce5">
            <text:p>Italia</text:p>
          </table:table-cell>
          <table:table-cell office:value-type="float" office:value="435.5775125311024" table:style-name="ce6">
            <text:p><text:s/>435,58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Abrigo Caballero</text:p>
          </table:table-cell>
          <table:table-cell office:value-type="date" office:date-value="1997-07-05T00:00:00" table:style-name="ce5">
            <text:p>5/7/1997</text:p>
          </table:table-cell>
          <table:table-cell office:value-type="string" table:style-name="ce5">
            <text:p>Italia</text:p>
          </table:table-cell>
          <table:table-cell office:value-type="float" office:value="203.268303823639" table:style-name="ce6">
            <text:p><text:s/>203,27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Abrigo Sra</text:p>
          </table:table-cell>
          <table:table-cell office:value-type="date" office:date-value="1997-05-03T00:00:00" table:style-name="ce5">
            <text:p>3/5/1997</text:p>
          </table:table-cell>
          <table:table-cell office:value-type="string" table:style-name="ce5">
            <text:p>Marruecos</text:p>
          </table:table-cell>
          <table:table-cell office:value-type="float" office:value="300.06130323464714" table:style-name="ce6">
            <text:p><text:s/>300,06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Cinturón de piel</text:p>
          </table:table-cell>
          <table:table-cell office:value-type="date" office:date-value="1997-05-12T00:00:00" table:style-name="ce5">
            <text:p>12/5/1997</text:p>
          </table:table-cell>
          <table:table-cell office:value-type="string" table:style-name="ce5">
            <text:p>España</text:p>
          </table:table-cell>
          <table:table-cell office:value-type="float" office:value="3.6060726263026939" table:style-name="ce6">
            <text:p><text:s/>3,61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Raqueta Tenis</text:p>
          </table:table-cell>
          <table:table-cell office:value-type="date" office:date-value="1997-03-20T00:00:00" table:style-name="ce5">
            <text:p>20/3/1997</text:p>
          </table:table-cell>
          <table:table-cell office:value-type="string" table:style-name="ce5">
            <text:p>Usa</text:p>
          </table:table-cell>
          <table:table-cell office:value-type="float" office:value="77.891168728138183" table:style-name="ce6">
            <text:p><text:s/>77,89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Chándal</text:p>
          </table:table-cell>
          <table:table-cell office:value-type="date" office:date-value="1997-09-13T00:00:00" table:style-name="ce5">
            <text:p>13/9/1997</text:p>
          </table:table-cell>
          <table:table-cell office:value-type="string" table:style-name="ce5">
            <text:p>Usa</text:p>
          </table:table-cell>
          <table:table-cell office:value-type="float" office:value="193.39367494861347" table:style-name="ce6">
            <text:p><text:s/>193,39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Tren Eléctrico</text:p>
          </table:table-cell>
          <table:table-cell office:value-type="date" office:date-value="1997-07-03T00:00:00" table:style-name="ce5">
            <text:p>3/7/1997</text:p>
          </table:table-cell>
          <table:table-cell office:value-type="string" table:style-name="ce5">
            <text:p>Japón</text:p>
          </table:table-cell>
          <table:table-cell office:value-type="float" office:value="1254.4805452381811" table:style-name="ce6">
            <text:p><text:s/>1.254,48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Pistola Olímpica</text:p>
          </table:table-cell>
          <table:table-cell office:value-type="date" office:date-value="1997-05-23T00:00:00" table:style-name="ce5">
            <text:p>23/5/1997</text:p>
          </table:table-cell>
          <table:table-cell office:value-type="string" table:style-name="ce5">
            <text:p>Suecia</text:p>
          </table:table-cell>
          <table:table-cell office:value-type="float" office:value="38.945584364069092" table:style-name="ce6">
            <text:p><text:s/>38,95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Monopatín</text:p>
          </table:table-cell>
          <table:table-cell office:value-type="date" office:date-value="1997-11-11T00:00:00" table:style-name="ce5">
            <text:p>11/11/1997</text:p>
          </table:table-cell>
          <table:table-cell office:value-type="string" table:style-name="ce5">
            <text:p>Marruecos</text:p>
          </table:table-cell>
          <table:table-cell office:value-type="float" office:value="93.036673758609496" table:style-name="ce6">
            <text:p><text:s/>93,04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Balón baloncesto</text:p>
          </table:table-cell>
          <table:table-cell office:value-type="date" office:date-value="1997-06-25T00:00:00" table:style-name="ce5">
            <text:p>25/6/1997</text:p>
          </table:table-cell>
          <table:table-cell office:value-type="string" table:style-name="ce5">
            <text:p>Japón</text:p>
          </table:table-cell>
          <table:table-cell office:value-type="float" office:value="62.727633334535362" table:style-name="ce6">
            <text:p><text:s/>62,73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Balón Fútbol</text:p>
          </table:table-cell>
          <table:table-cell office:value-type="date" office:date-value="1997-07-05T00:00:00" table:style-name="ce5">
            <text:p>5/7/1997</text:p>
          </table:table-cell>
          <table:table-cell office:value-type="string" table:style-name="ce5">
            <text:p>España</text:p>
          </table:table-cell>
          <table:table-cell office:value-type="float" office:value="36.595627035928501" table:style-name="ce6">
            <text:p><text:s/>36,6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Sudadera</text:p>
          </table:table-cell>
          <table:table-cell office:value-type="date" office:date-value="1997-11-03T00:00:00" table:style-name="ce5">
            <text:p>3/11/1997</text:p>
          </table:table-cell>
          <table:table-cell office:value-type="string" table:style-name="ce5">
            <text:p>Usa</text:p>
          </table:table-cell>
          <table:table-cell office:value-type="float" office:value="365.98031084346042" table:style-name="ce6">
            <text:p><text:s/>365,98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Bicicleta de montaña</text:p>
          </table:table-cell>
          <table:table-cell office:value-type="date" office:date-value="1997-03-14T00:00:00" table:style-name="ce5">
            <text:p>14/3/1997</text:p>
          </table:table-cell>
          <table:table-cell office:value-type="string" table:style-name="ce5">
            <text:p>Usa</text:p>
          </table:table-cell>
          <table:table-cell office:value-type="float" office:value="470.41818422223025" table:style-name="ce6">
            <text:p><text:s/>470,42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Destornillador</text:p>
          </table:table-cell>
          <table:table-cell office:value-type="date" office:date-value="1997-10-22T00:00:00" table:style-name="ce5">
            <text:p>22/10/1997</text:p>
          </table:table-cell>
          <table:table-cell office:value-type="string" table:style-name="ce5">
            <text:p>España</text:p>
          </table:table-cell>
          <table:table-cell office:value-type="float" office:value="5.5233012392869592" table:style-name="ce6">
            <text:p><text:s/>5,52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Serrucho</text:p>
          </table:table-cell>
          <table:table-cell office:value-type="date" office:date-value="1997-03-23T00:00:00" table:style-name="ce5">
            <text:p>23/3/1997</text:p>
          </table:table-cell>
          <table:table-cell office:value-type="string" table:style-name="ce5">
            <text:p>Francia</text:p>
          </table:table-cell>
          <table:table-cell office:value-type="float" office:value="25.170386931592802" table:style-name="ce6">
            <text:p><text:s/>25,17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Llave Inglesa</text:p>
          </table:table-cell>
          <table:table-cell office:value-type="date" office:date-value="1997-04-23T00:00:00" table:style-name="ce5">
            <text:p>23/4/1997</text:p>
          </table:table-cell>
          <table:table-cell office:value-type="string" table:style-name="ce5">
            <text:p>Usa</text:p>
          </table:table-cell>
          <table:table-cell office:value-type="float" office:value="20.332239491303355" table:style-name="ce6">
            <text:p><text:s/>20,33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Alicates</text:p>
          </table:table-cell>
          <table:table-cell office:value-type="date" office:date-value="1997-04-17T00:00:00" table:style-name="ce5">
            <text:p>17/4/1997</text:p>
          </table:table-cell>
          <table:table-cell office:value-type="string" table:style-name="ce5">
            <text:p>Italia</text:p>
          </table:table-cell>
          <table:table-cell office:value-type="float" office:value="5.613453054944527" table:style-name="ce6">
            <text:p><text:s/>5,61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Martillo</text:p>
          </table:table-cell>
          <table:table-cell office:value-type="date" office:date-value="1997-09-04T00:00:00" table:style-name="ce5">
            <text:p>4/9/1997</text:p>
          </table:table-cell>
          <table:table-cell office:value-type="string" table:style-name="ce5">
            <text:p>España</text:p>
          </table:table-cell>
          <table:table-cell office:value-type="float" office:value="9.4959912492637599" table:style-name="ce6">
            <text:p><text:s/>9,5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Destornillador</text:p>
          </table:table-cell>
          <table:table-cell office:value-type="date" office:date-value="1997-02-20T00:00:00" table:style-name="ce5">
            <text:p>20/2/1997</text:p>
          </table:table-cell>
          <table:table-cell office:value-type="string" table:style-name="ce5">
            <text:p>Francia</text:p>
          </table:table-cell>
          <table:table-cell office:value-type="float" office:value="7.5487120310603055" table:style-name="ce6">
            <text:p><text:s/>7,55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Lima Grande</text:p>
          </table:table-cell>
          <table:table-cell office:value-type="date" office:date-value="1997-08-10T00:00:00" table:style-name="ce5">
            <text:p>10/8/1997</text:p>
          </table:table-cell>
          <table:table-cell office:value-type="string" table:style-name="ce5">
            <text:p>España</text:p>
          </table:table-cell>
          <table:table-cell office:value-type="float" office:value="18.390970394143739" table:style-name="ce6">
            <text:p><text:s/>18,39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Juego de brocas</text:p>
          </table:table-cell>
          <table:table-cell office:value-type="date" office:date-value="1997-07-04T00:00:00" table:style-name="ce5">
            <text:p>4/7/1997</text:p>
          </table:table-cell>
          <table:table-cell office:value-type="string" table:style-name="ce5">
            <text:p>Taiwán</text:p>
          </table:table-cell>
          <table:table-cell office:value-type="float" office:value="12.579183344752563" table:style-name="ce6">
            <text:p><text:s/>12,58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Coche Teledirigido</text:p>
          </table:table-cell>
          <table:table-cell office:value-type="date" office:date-value="1997-05-26T00:00:00" table:style-name="ce5">
            <text:p>26/5/1997</text:p>
          </table:table-cell>
          <table:table-cell office:value-type="string" table:style-name="ce5">
            <text:p>Marruecos</text:p>
          </table:table-cell>
          <table:table-cell office:value-type="float" office:value="132.87175603716659" table:style-name="ce6">
            <text:p><text:s/>132,87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Correpasillos</text:p>
          </table:table-cell>
          <table:table-cell office:value-type="date" office:date-value="1997-04-11T00:00:00" table:style-name="ce5">
            <text:p>11/4/1997</text:p>
          </table:table-cell>
          <table:table-cell office:value-type="string" table:style-name="ce5">
            <text:p>Japón</text:p>
          </table:table-cell>
          <table:table-cell office:value-type="float" office:value="86.113014316108334" table:style-name="ce6">
            <text:p><text:s/>86,11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Consola Video</text:p>
          </table:table-cell>
          <table:table-cell office:value-type="date" office:date-value="1997-09-24T00:00:00" table:style-name="ce5">
            <text:p>24/9/1997</text:p>
          </table:table-cell>
          <table:table-cell office:value-type="string" table:style-name="ce5">
            <text:p>Usa</text:p>
          </table:table-cell>
          <table:table-cell office:value-type="float" office:value="368.78703737093264" table:style-name="ce6">
            <text:p><text:s/>368,79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Muñeca Andadora</text:p>
          </table:table-cell>
          <table:table-cell office:value-type="date" office:date-value="1997-10-04T00:00:00" table:style-name="ce5">
            <text:p>4/10/1997</text:p>
          </table:table-cell>
          <table:table-cell office:value-type="string" table:style-name="ce5">
            <text:p>España</text:p>
          </table:table-cell>
          <table:table-cell office:value-type="float" office:value="87.549433245585561" table:style-name="ce6">
            <text:p><text:s/>87,55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Fuerte de soldados</text:p>
          </table:table-cell>
          <table:table-cell office:value-type="date" office:date-value="1997-11-25T00:00:00" table:style-name="ce5">
            <text:p>25/11/1997</text:p>
          </table:table-cell>
          <table:table-cell office:value-type="string" table:style-name="ce5">
            <text:p>Japón</text:p>
          </table:table-cell>
          <table:table-cell office:value-type="float" office:value="119.75166179846862" table:style-name="ce6">
            <text:p><text:s/>119,75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Pistola con sonidos</text:p>
          </table:table-cell>
          <table:table-cell office:value-type="date" office:date-value="1997-02-15T00:00:00" table:style-name="ce5">
            <text:p>15/2/1997</text:p>
          </table:table-cell>
          <table:table-cell office:value-type="string" table:style-name="ce5">
            <text:p>España</text:p>
          </table:table-cell>
          <table:table-cell office:value-type="float" office:value="47.708340845984637" table:style-name="ce6">
            <text:p><text:s/>47,71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Pie de lámpara</text:p>
          </table:table-cell>
          <table:table-cell office:value-type="date" office:date-value="1997-05-27T00:00:00" table:style-name="ce5">
            <text:p>27/5/1997</text:p>
          </table:table-cell>
          <table:table-cell office:value-type="string" table:style-name="ce4">
            <text:p>Turquía</text:p>
          </table:table-cell>
          <table:table-cell office:value-type="float" office:value="33.133797314677921" table:style-name="ce6">
            <text:p><text:s/>33,13<text:s/>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  <table:named-expressions>
          <table:named-range table:name="ARTÍCULOS" table:cell-range-address="PRODUCTOS.$A$1:PRODUCTOS.$E$38" table:base-cell-address="PRODUCTOS.$A$1"/>
        </table:named-expressions>
      </table:table>
      <table:named-expressions>
        <table:named-expression table:name="ARTÍCULOS" table:expression="of:=[.#REF!]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es" number:country="AR">
      <number:text> </number:text>
      <number:number number:decimal-places="2" number:min-integer-digits="1" number:grouping="true"/>
      <number:currency-symbol number:language="es" number:country="AR">€</number:currency-symbol>
      <number:text> </number:text>
    </number:currency-style>
    <number:currency-style style:name="N37P1" number:language="es" number:country="AR">
      <number:text>-</number:text>
      <number:number number:decimal-places="2" number:min-integer-digits="1" number:grouping="true"/>
      <number:currency-symbol number:language="es" number:country="AR">€</number:currency-symbol>
      <number:text> </number:text>
    </number:currency-style>
    <number:currency-style style:name="N37P2" number:language="es" number:country="AR">
      <number:text> -</number:text>
      <number:number number:decimal-places="0" number:min-integer-digits="2"/>
      <number:currency-symbol number:language="es" number:country="AR">€</number:currency-symbol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Euro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Alvaro</meta:initial-creator>
    <dc:creator>Alvaro</dc:creator>
    <meta:creation-date>2003-03-25T12:01:58Z</meta:creation-date>
    <dc:date>2020-02-26T14:44:40Z</dc:date>
    <meta:print-date>2002-01-29T18:41:44Z</meta:print-date>
  </office:meta>
</office:document-meta>
</file>